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8in"/>
    </style:style>
    <style:style style:name="co2" style:family="table-column">
      <style:table-column-properties fo:break-before="auto" style:column-width="2.4898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9972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5591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1.0547in"/>
    </style:style>
    <style:style style:name="co10" style:family="table-column">
      <style:table-column-properties fo:break-before="auto" style:column-width="1.0126in"/>
    </style:style>
    <style:style style:name="co11" style:family="table-column">
      <style:table-column-properties fo:break-before="auto" style:column-width="0.5835in"/>
    </style:style>
    <style:style style:name="co12" style:family="table-column">
      <style:table-column-properties fo:break-before="auto" style:column-width="1.1193in"/>
    </style:style>
    <style:style style:name="co13" style:family="table-column">
      <style:table-column-properties fo:break-before="auto" style:column-width="0.5445in"/>
    </style:style>
    <style:style style:name="co14" style:family="table-column">
      <style:table-column-properties fo:break-before="auto" style:column-width="1.5807in"/>
    </style:style>
    <style:style style:name="co15" style:family="table-column">
      <style:table-column-properties fo:break-before="auto" style:column-width="0.798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1516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3" style:family="table-cell" style:parent-style-name="Default">
      <style:text-properties fo:font-weight="normal" style:font-weight-asian="normal" style:font-weight-complex="normal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5" style:family="table-cell" style:parent-style-name="Heading_20_2" style:data-style-name="N3"/>
    <style:style style:name="ce6" style:family="table-cell" style:parent-style-name="Default" style:data-style-name="N3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7" style:family="table-cell" style:parent-style-name="Default" style:data-style-name="N3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8" style:family="table-cell" style:parent-style-name="Default" style:data-style-name="N3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12" style:family="table-cell" style:parent-style-name="Default" style:data-style-name="N3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13" style:family="table-cell" style:parent-style-name="Default" style:data-style-name="N3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14" style:family="table-cell" style:parent-style-name="Default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15" style:family="table-cell" style:parent-style-name="Default" style:data-style-name="N3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fo:min-height="0.9626in" loext:decorative="false"/>
      <style:paragraph-properties style:writing-mode="lr-tb"/>
    </style:style>
    <style:style style:name="gr3" style:family="graphic" style:parent-style-name="Note">
      <style:graphic-properties fo:min-height="2.4886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hicle_pri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8" table:default-cell-style-name="ce2"/>
        <table:table-row table:style-name="ro1">
          <table:table-cell table:style-name="Heading_20_2" office:value-type="string" calcext:value-type="string">
            <text:p>Mdl. Year</text:p>
          </table:table-cell>
          <table:table-cell table:style-name="Heading_20_2" office:value-type="string" calcext:value-type="string">
            <text:p>Make</text:p>
          </table:table-cell>
          <table:table-cell table:style-name="Heading_20_2" office:value-type="string" calcext:value-type="string">
            <text:p>Model</text:p>
          </table:table-cell>
          <table:table-cell table:style-name="ce5" office:value-type="string" calcext:value-type="string">
            <office:annotation draw:style-name="gr1" draw:text-style-name="P2" svg:width="1.1413in" svg:height="1.6343in" svg:x="5.489in" svg:y="0in" draw:caption-point-x="-0.2402in" draw:caption-point-y="0.0039in">
              <dc:date>2024-05-13T00:00:00</dc:date>
              <text:p text:style-name="P1"><text:span text:style-name="T1">Price includes cost of motor, wheels, seats, etc.</text:span></text:p>
              <text:p text:style-name="P1"><text:span text:style-name="T1">For custom selected parts, subtract price of trim parts from total and add cost of new part</text:span></text:p>
            </office:annotation>
            <text:p>Price New</text:p>
          </table:table-cell>
          <table:table-cell table:style-name="ce5" office:value-type="string" calcext:value-type="string">
            <office:annotation draw:style-name="gr2" svg:width="2.6917in" svg:height="1.0413in" svg:x="6.1618in" svg:y="0.3016in" draw:caption-point-x="0.0843in" draw:caption-point-y="-0.2976in">
              <dc:creator>Unknown Author</dc:creator>
              <dc:date>2025-01-14T02:07:00</dc:date>
              <text:p>Models available for sale, eg. not totaled, hidden, etc.</text:p>
              <text:p/>
              <text:p>By default if this isn’t a limited quantity, collectable showcase vehicle, it should be the same as Production Count</text:p>
            </office:annotation>
            <text:p>Available</text:p>
          </table:table-cell>
          <table:table-cell table:style-name="ce5" office:value-type="string" calcext:value-type="string">
            <office:annotation draw:style-name="gr3" svg:width="1.1413in" svg:height="3.5004in" svg:x="7.8406in" svg:y="0in" draw:caption-point-x="-0.2402in" draw:caption-point-y="0.0039in">
              <dc:creator>Unknown Author</dc:creator>
              <dc:date>2025-01-14T02:09:00</dc:date>
              <text:p>Merely an estimate, assuming perfect mechanical condition and decent visual condition</text:p>
              <text:p/>
              <text:p>Recommended for use only with limited quantity vehicles, with each purchase taking one off the available count</text:p>
              <text:p/>
              <text:p>If none are left, this will be the cost to create x1 reproduction model</text:p>
            </office:annotation>
            <text:p>Est. Price Used</text:p>
          </table:table-cell>
          <table:table-cell table:style-name="ce5" office:value-type="string" calcext:value-type="string">
            <text:p>Base Frame Price</text:p>
          </table:table-cell>
          <table:table-cell table:style-name="ce5" office:value-type="string" calcext:value-type="string">
            <text:p>Engine Cost</text:p>
          </table:table-cell>
          <table:table-cell table:style-name="ce5" office:value-type="string" calcext:value-type="string">
            <text:p>Wheel Cost</text:p>
          </table:table-cell>
          <table:table-cell table:style-name="ce5" office:value-type="string" calcext:value-type="string">
            <text:p>Misc. Parts</text:p>
          </table:table-cell>
          <table:table-cell table:style-name="ce5" office:value-type="string" calcext:value-type="string">
            <text:p>Seats</text:p>
          </table:table-cell>
          <table:table-cell table:style-name="ce5" office:value-type="string" calcext:value-type="string">
            <text:p>Rider Safety</text:p>
          </table:table-cell>
          <table:table-cell table:style-name="ce5" office:value-type="string" calcext:value-type="string">
            <text:p>Cplx.</text:p>
          </table:table-cell>
          <table:table-cell table:style-name="ce5" office:value-type="string" calcext:value-type="string">
            <text:p>Body Weight (KG)</text:p>
          </table:table-cell>
          <table:table-cell table:style-name="ce5" office:value-type="string" calcext:value-type="string">
            <office:annotation draw:style-name="gr4" draw:text-style-name="P2" svg:width="1.1413in" svg:height="0.7083in" svg:x="17.2228in" svg:y="0in" draw:caption-point-x="-0.2402in" draw:caption-point-y="0.0039in">
              <dc:date>2024-05-13T00:00:00</dc:date>
              <text:p text:style-name="P1"><text:span text:style-name="T1">1 + [prestige] = Price modifier</text:span></text:p>
              <text:p text:style-name="P1"><text:span text:style-name="T1"/></text:p>
            </office:annotation>
            <text:p>Prestige</text:p>
          </table:table-cell>
          <table:table-cell table:style-name="ce5" office:value-type="string" calcext:value-type="string">
            <text:p>Prod. Count</text:p>
          </table:table-cell>
          <table:table-cell table:style-name="Heading_20_2" office:value-type="string" calcext:value-type="string">
            <office:annotation draw:style-name="gr4" draw:text-style-name="P2" svg:width="1.1413in" svg:height="0.7083in" svg:x="19.4787in" svg:y="0in" draw:caption-point-x="-0.2402in" draw:caption-point-y="0.0039in">
              <dc:date>2024-05-13T00:00:00</dc:date>
              <text:p text:style-name="P1"><text:span text:style-name="T1">Recommended to stay between 1886 and 2010</text:span></text:p>
            </office:annotation>
            <text:p>Current Year</text:p>
          </table:table-cell>
          <table:table-cell table:style-name="Default" table:number-columns-repeated="1008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office:annotation draw:style-name="gr4" draw:text-style-name="P2" svg:width="1.1413in" svg:height="0.7083in" svg:x="4.5516in" svg:y="0.0303in" draw:caption-point-x="-0.2402in" draw:caption-point-y="0.1819in">
              <dc:date>2024-05-14T00:00:00</dc:date>
              <text:p text:style-name="P1"><text:span text:style-name="T1">Nonexistent model, used for assembling this spreadsheet</text:span></text:p>
            </office:annotation>
            <text:p>Snipe</text:p>
          </table:table-cell>
          <table:table-cell table:formula="of:=ROUNDDOWN((((([.H2] + [.I2] + [.J2] + ([.K2] * 200)) * ([.M2] + 1)) + [.G2] + ([.N2]* 0.66666667) + ((124 - (2010 - [.A2])) * 100 * [.L2])) * (1 + [.O2]))/100)*100" office:value-type="float" office:value="19700" calcext:value-type="float">
            <text:p>19,700</text:p>
          </table:table-cell>
          <table:table-cell table:style-name="ce8" office:value-type="float" office:value="99990" calcext:value-type="float">
            <text:p>99,990</text:p>
          </table:table-cell>
          <table:table-cell table:style-name="ce9" table:formula="of:=ROUNDDOWN([.D2]*POWER((([.A2]-1886)/([.Q2]-1886));2)*(1+([.D2]*(POWER(1-([.E2]/[.P2]*1);6)))))" office:value-type="float" office:value="19700" calcext:value-type="float">
            <text:p>19,700</text:p>
          </table:table-cell>
          <table:table-cell table:style-name="ce12" office:value-type="float" office:value="4000" calcext:value-type="float">
            <text:p>4,000</text:p>
          </table:table-cell>
          <table:table-cell table:style-name="ce6" office:value-type="float" office:value="2000" calcext:value-type="float">
            <text:p>2,0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00" calcext:value-type="float">
            <text:p>10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8" calcext:value-type="float">
            <text:p>1988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Axolotl</text:p>
          </table:table-cell>
          <table:table-cell table:formula="of:=ROUNDDOWN((((([.H3] + [.I3] + [.J3] + ([.K3] * 200)) * ([.M3] + 1)) + [.G3] + ([.N3]* 0.66666667) + ((124 - (2010 - [.A3])) * 100 * [.L3])) * (1 + [.O3]))/100)*100" office:value-type="float" office:value="17000" calcext:value-type="float">
            <text:p>17,000</text:p>
          </table:table-cell>
          <table:table-cell office:value-type="float" office:value="430000" calcext:value-type="float">
            <text:p>430,000</text:p>
          </table:table-cell>
          <table:table-cell table:style-name="ce9" table:formula="of:=ROUNDDOWN([.D3]*POWER((([.A3]-1886)/([.Q3]-1886));2)*(1+([.D3]*(POWER(1-([.E3]/[.P3]*1);6)))))" office:value-type="float" office:value="11502" calcext:value-type="float">
            <text:p>11,502</text:p>
          </table:table-cell>
          <table:table-cell table:style-name="ce13" office:value-type="float" office:value="3000" calcext:value-type="float">
            <text:p>3,000</text:p>
          </table:table-cell>
          <table:table-cell table:style-name="ce6" office:value-type="float" office:value="2600" calcext:value-type="float">
            <text:p>2,6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8" calcext:value-type="float">
            <text:p>1</text:p>
          </table:table-cell>
          <table:table-cell table:style-name="ce6" office:value-type="float" office:value="0.1" calcext:value-type="float">
            <text:p>0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0.1" calcext:value-type="float">
            <text:p>0</text:p>
          </table:table-cell>
          <table:table-cell table:style-name="ce6" office:value-type="float" office:value="430000" calcext:value-type="float">
            <text:p>43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22" calcext:value-type="float">
            <text:p>1922</text:p>
          </table:table-cell>
          <table:table-cell office:value-type="string" calcext:value-type="string">
            <text:p>Atlas Motor Production</text:p>
          </table:table-cell>
          <table:table-cell table:style-name="ce3" office:value-type="string" calcext:value-type="string">
            <text:p>Betsy</text:p>
          </table:table-cell>
          <table:table-cell table:formula="of:=ROUNDDOWN((((([.H4] + [.I4] + [.J4] + ([.K4] * 200)) * ([.M4] + 1)) + [.G4] + ([.N4]* 0.66666667) + ((124 - (2010 - [.A4])) * 100 * [.L4])) * (1 + [.O4]))/100)*100" office:value-type="float" office:value="6400" calcext:value-type="float">
            <text:p>6,400</text:p>
          </table:table-cell>
          <table:table-cell office:value-type="float" office:value="12" calcext:value-type="float">
            <text:p>12</text:p>
          </table:table-cell>
          <table:table-cell table:style-name="ce9" table:formula="of:=ROUNDDOWN([.D4]*POWER((([.A4]-1886)/([.Q4]-1886));2)*(1+([.D4]*(POWER(1-([.E4]/[.P4]*1);6)))))" office:value-type="float" office:value="3451700" calcext:value-type="float">
            <text:p>3,451,700</text:p>
          </table:table-cell>
          <table:table-cell table:style-name="ce12" office:value-type="float" office:value="2000" calcext:value-type="float">
            <text:p>2,000</text:p>
          </table:table-cell>
          <table:table-cell table:style-name="ce6" office:value-type="float" office:value="1800" calcext:value-type="float">
            <text:p>1,8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0.2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00" calcext:value-type="float">
            <text:p>20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0" calcext:value-type="float">
            <text:p>1980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Colada</text:p>
          </table:table-cell>
          <table:table-cell table:formula="of:=ROUNDDOWN((((([.H5] + [.I5] + [.J5] + ([.K5] * 200)) * ([.M5] + 1)) + [.G5] + ([.N5]* 0.66666667) + ((124 - (2010 - [.A5])) * 100 * [.L5])) * (1 + [.O5]))/100)*100" office:value-type="float" office:value="18200" calcext:value-type="float">
            <text:p>18,200</text:p>
          </table:table-cell>
          <table:table-cell office:value-type="float" office:value="1200000" calcext:value-type="float">
            <text:p>1,200,000</text:p>
          </table:table-cell>
          <table:table-cell table:style-name="ce9" table:formula="of:=ROUNDDOWN([.D5]*POWER((([.A5]-1886)/([.Q5]-1886));2)*(1+([.D5]*(POWER(1-([.E5]/[.P5]*1);6)))))" office:value-type="float" office:value="10458" calcext:value-type="float">
            <text:p>10,458</text:p>
          </table:table-cell>
          <table:table-cell table:style-name="ce12" office:value-type="float" office:value="4000" calcext:value-type="float">
            <text:p>4,000</text:p>
          </table:table-cell>
          <table:table-cell table:style-name="ce6" office:value-type="float" office:value="4100" calcext:value-type="float">
            <text:p>4,1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0.8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00" calcext:value-type="float">
            <text:p>1,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0000" calcext:value-type="float">
            <text:p>1,20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Evelyn</text:p>
          </table:table-cell>
          <table:table-cell table:formula="of:=ROUNDDOWN((((([.H6] + [.I6] + [.J6] + ([.K6] * 200)) * ([.M6] + 1)) + [.G6] + ([.N6]* 0.66666667) + ((124 - (2010 - [.A6])) * 100 * [.L6])) * (1 + [.O6]))/100)*100" office:value-type="float" office:value="40200" calcext:value-type="float">
            <text:p>40,200</text:p>
          </table:table-cell>
          <table:table-cell office:value-type="float" office:value="260000" calcext:value-type="float">
            <text:p>260,000</text:p>
          </table:table-cell>
          <table:table-cell table:style-name="ce9" table:formula="of:=ROUNDDOWN([.D6]*POWER((([.A6]-1886)/([.Q6]-1886));2)*(1+([.D6]*(POWER(1-([.E6]/[.P6]*1);6)))))" office:value-type="float" office:value="37648" calcext:value-type="float">
            <text:p>37,648</text:p>
          </table:table-cell>
          <table:table-cell table:style-name="ce12" office:value-type="float" office:value="5000" calcext:value-type="float">
            <text:p>5,000</text:p>
          </table:table-cell>
          <table:table-cell table:style-name="ce6" office:value-type="float" office:value="7200" calcext:value-type="float">
            <text:p>7,2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00" calcext:value-type="float">
            <text:p>1,800</text:p>
          </table:table-cell>
          <table:table-cell table:style-name="ce6" office:value-type="float" office:value="0.5" calcext:value-type="float">
            <text:p>1</text:p>
          </table:table-cell>
          <table:table-cell table:style-name="ce6" office:value-type="float" office:value="260000" calcext:value-type="float">
            <text:p>26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Mountaineer</text:p>
          </table:table-cell>
          <table:table-cell table:formula="of:=ROUNDDOWN((((([.H7] + [.I7] + [.J7] + ([.K7] * 200)) * ([.M7] + 1)) + [.G7] + ([.N7]* 0.66666667) + ((124 - (2010 - [.A7])) * 100 * [.L7])) * (1 + [.O7]))/100)*100" office:value-type="float" office:value="32900" calcext:value-type="float">
            <text:p>32,900</text:p>
          </table:table-cell>
          <table:table-cell office:value-type="float" office:value="325000" calcext:value-type="float">
            <text:p>325,000</text:p>
          </table:table-cell>
          <table:table-cell table:style-name="ce9" table:formula="of:=ROUNDDOWN([.D7]*POWER((([.A7]-1886)/([.Q7]-1886));2)*(1+([.D7]*(POWER(1-([.E7]/[.P7]*1);6)))))" office:value-type="float" office:value="29793" calcext:value-type="float">
            <text:p>29,793</text:p>
          </table:table-cell>
          <table:table-cell table:style-name="ce12" office:value-type="float" office:value="10000" calcext:value-type="float">
            <text:p>10,000</text:p>
          </table:table-cell>
          <table:table-cell table:style-name="ce6" office:value-type="float" office:value="6600" calcext:value-type="float">
            <text:p>6,60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" calcext:value-type="float">
            <text:p>2,000</text:p>
          </table:table-cell>
          <table:table-cell table:style-name="ce6" office:value-type="float" office:value="0.05" calcext:value-type="float">
            <text:p>0</text:p>
          </table:table-cell>
          <table:table-cell table:style-name="ce6" office:value-type="float" office:value="325000" calcext:value-type="float">
            <text:p>325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-group>
          <table:table-row table:style-name="ro3">
            <table:table-cell office:value-type="float" office:value="1926" calcext:value-type="float">
              <text:p>1926</text:p>
            </table:table-cell>
            <table:table-cell office:value-type="string" calcext:value-type="string">
              <text:p>Atlas Motor Production</text:p>
            </table:table-cell>
            <table:table-cell table:style-name="ce3" office:value-type="string" calcext:value-type="string">
              <text:p>Python</text:p>
            </table:table-cell>
            <table:table-cell table:formula="of:=ROUNDDOWN((((([.H8] + [.I8] + [.J8] + ([.K8] * 200)) * ([.M8] + 1)) + [.G8] + ([.N8]* 0.66666667) + ((124 - (2010 - [.A8])) * 100 * [.L8])) * (1 + [.O8]))/100)*100" office:value-type="float" office:value="16300" calcext:value-type="float">
              <text:p>16,300</text:p>
            </table:table-cell>
            <table:table-cell office:value-type="float" office:value="6" calcext:value-type="float">
              <text:p>6</text:p>
            </table:table-cell>
            <table:table-cell table:style-name="ce9" table:formula="of:=ROUNDDOWN([.D8]*POWER((([.A8]-1886)/([.Q8]-1886));2)*(1+([.D8]*(POWER(1-([.E8]/[.P8]*1);6)))))" office:value-type="float" office:value="12409649" calcext:value-type="float">
              <text:p>12,409,649</text:p>
            </table:table-cell>
            <table:table-cell table:style-name="ce12" office:value-type="float" office:value="2000" calcext:value-type="float">
              <text:p>2,000</text:p>
            </table:table-cell>
            <table:table-cell table:style-name="ce6" office:value-type="float" office:value="7700" calcext:value-type="float">
              <text:p>7,70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15" office:value-type="float" office:value="0.2" calcext:value-type="float">
              <text:p>0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office:value-type="float" office:value="0.4" calcext:value-type="float">
              <text:p>0</text:p>
            </table:table-cell>
            <table:table-cell table:style-name="ce6" office:value-type="float" office:value="48" calcext:value-type="float">
              <text:p>48</text:p>
            </table:table-cell>
            <table:table-cell office:value-type="float" office:value="2010" calcext:value-type="float">
              <text:p>2010</text:p>
            </table:table-cell>
            <table:table-cell table:number-columns-repeated="1008"/>
          </table:table-row>
        </table:table-row-group>
        <table:table-row table:style-name="ro3">
          <table:table-cell office:value-type="float" office:value="1963" calcext:value-type="float">
            <text:p>1963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Speedback</text:p>
          </table:table-cell>
          <table:table-cell table:style-name="ce7" table:formula="of:=ROUNDDOWN((((([.H9] + [.I9] + [.J9] + ([.K9] * 200)) * ([.M9] + 1)) + [.G9] + ([.N9]* 0.66666667) + ((124 - (2010 - [.A9])) * 100 * [.L9])) * (1 + [.O9]))/100)*100" office:value-type="float" office:value="28700" calcext:value-type="float">
            <text:p>28,700</text:p>
          </table:table-cell>
          <table:table-cell office:value-type="float" office:value="60000" calcext:value-type="float">
            <text:p>60,000</text:p>
          </table:table-cell>
          <table:table-cell table:style-name="ce9" table:formula="of:=ROUNDDOWN([.D9]*POWER((([.A9]-1886)/([.Q9]-1886));2)*(1+([.D9]*(POWER(1-([.E9]/[.P9]*1);6)))))" office:value-type="float" office:value="573504" calcext:value-type="float">
            <text:p>573,504</text:p>
          </table:table-cell>
          <table:table-cell table:style-name="ce12" office:value-type="float" office:value="5000" calcext:value-type="float">
            <text:p>5,000</text:p>
          </table:table-cell>
          <table:table-cell table:style-name="ce6" office:value-type="float" office:value="13800" calcext:value-type="float">
            <text:p>13,8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0.5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00" calcext:value-type="float">
            <text:p>1,400</text:p>
          </table:table-cell>
          <table:table-cell table:style-name="ce6" office:value-type="float" office:value="0.15" calcext:value-type="float">
            <text:p>0</text:p>
          </table:table-cell>
          <table:table-cell table:style-name="ce6" office:value-type="float" office:value="92000" calcext:value-type="float">
            <text:p>92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Sprinter</text:p>
          </table:table-cell>
          <table:table-cell table:formula="of:=ROUNDDOWN((((([.H10] + [.I10] + [.J10] + ([.K10] * 200)) * ([.M10] + 1)) + [.G10] + ([.N10]* 0.66666667) + ((124 - (2010 - [.A10])) * 100 * [.L10])) * (1 + [.O10]))/100)*100" office:value-type="float" office:value="17800" calcext:value-type="float">
            <text:p>17,800</text:p>
          </table:table-cell>
          <table:table-cell office:value-type="float" office:value="355000" calcext:value-type="float">
            <text:p>355,000</text:p>
          </table:table-cell>
          <table:table-cell table:style-name="ce9" table:formula="of:=ROUNDDOWN([.D10]*POWER((([.A10]-1886)/([.Q10]-1886));2)*(1+([.D10]*(POWER(1-([.E10]/[.P10]*1);6)))))" office:value-type="float" office:value="13253" calcext:value-type="float">
            <text:p>13,253</text:p>
          </table:table-cell>
          <table:table-cell table:style-name="ce12" office:value-type="float" office:value="3000" calcext:value-type="float">
            <text:p>3,000</text:p>
          </table:table-cell>
          <table:table-cell table:style-name="ce6" office:value-type="float" office:value="3400" calcext:value-type="float">
            <text:p>3,4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0.9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,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5000" calcext:value-type="float">
            <text:p>355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Trombone</text:p>
          </table:table-cell>
          <table:table-cell table:formula="of:=ROUNDDOWN((((([.H11] + [.I11] + [.J11] + ([.K11] * 200)) * ([.M11] + 1)) + [.G11] + ([.N11]* 0.66666667) + ((124 - (2010 - [.A11])) * 100 * [.L11])) * (1 + [.O11]))/100)*100" office:value-type="float" office:value="7600" calcext:value-type="float">
            <text:p>7,600</text:p>
          </table:table-cell>
          <table:table-cell office:value-type="float" office:value="1000000" calcext:value-type="float">
            <text:p>1,000,000</text:p>
          </table:table-cell>
          <table:table-cell table:style-name="ce9" table:formula="of:=ROUNDDOWN([.D11]*POWER((([.A11]-1886)/([.Q11]-1886));2)*(1+([.D11]*(POWER(1-([.E11]/[.P11]*1);6)))))" office:value-type="float" office:value="1824040" calcext:value-type="float">
            <text:p>1,824,040</text:p>
          </table:table-cell>
          <table:table-cell table:style-name="ce12" office:value-type="float" office:value="2000" calcext:value-type="float">
            <text:p>2,0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0.5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95000" calcext:value-type="float">
            <text:p>3,095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1" calcext:value-type="float">
            <text:p>1981</text:p>
          </table:table-cell>
          <table:table-cell office:value-type="string" calcext:value-type="string">
            <text:p>Atlas Motor Production</text:p>
          </table:table-cell>
          <table:table-cell office:value-type="string" calcext:value-type="string">
            <text:p>Vector</text:p>
          </table:table-cell>
          <table:table-cell table:formula="of:=ROUNDDOWN((((([.H12] + [.I12] + [.J12] + ([.K12] * 200)) * ([.M12] + 1)) + [.G12] + ([.N12]* 0.66666667) + ((124 - (2010 - [.A12])) * 100 * [.L12])) * (1 + [.O12]))/100)*100" office:value-type="float" office:value="28100" calcext:value-type="float">
            <text:p>28,100</text:p>
          </table:table-cell>
          <table:table-cell office:value-type="float" office:value="62000" calcext:value-type="float">
            <text:p>62,000</text:p>
          </table:table-cell>
          <table:table-cell table:style-name="ce9" table:formula="of:=ROUNDDOWN([.D12]*POWER((([.A12]-1886)/([.Q12]-1886));2)*(1+([.D12]*(POWER(1-([.E12]/[.P12]*1);6)))))" office:value-type="float" office:value="16493" calcext:value-type="float">
            <text:p>16,493</text:p>
          </table:table-cell>
          <table:table-cell table:style-name="ce12" office:value-type="float" office:value="5000" calcext:value-type="float">
            <text:p>5,000</text:p>
          </table:table-cell>
          <table:table-cell table:style-name="ce6" office:value-type="float" office:value="11500" calcext:value-type="float">
            <text:p>11,5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0.7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0" calcext:value-type="float">
            <text:p>1,200</text:p>
          </table:table-cell>
          <table:table-cell table:style-name="ce6" office:value-type="float" office:value="0.1" calcext:value-type="float">
            <text:p>0</text:p>
          </table:table-cell>
          <table:table-cell table:style-name="ce6" office:value-type="float" office:value="62000" calcext:value-type="float">
            <text:p>62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3" calcext:value-type="float">
            <text:p>1983</text:p>
          </table:table-cell>
          <table:table-cell office:value-type="string" calcext:value-type="string">
            <text:p>Gauss Autoelectric Synergy</text:p>
          </table:table-cell>
          <table:table-cell office:value-type="string" calcext:value-type="string">
            <text:p>Carrus</text:p>
          </table:table-cell>
          <table:table-cell table:formula="of:=ROUNDDOWN((((([.H13] + [.I13] + [.J13] + ([.K13] * 200)) * ([.M13] + 1)) + [.G13] + ([.N13]* 0.66666667) + ((124 - (2010 - [.A13])) * 100 * [.L13])) * (1 + [.O13]))/100)*100" office:value-type="float" office:value="17000" calcext:value-type="float">
            <text:p>17,000</text:p>
          </table:table-cell>
          <table:table-cell office:value-type="float" office:value="224000" calcext:value-type="float">
            <text:p>224,000</text:p>
          </table:table-cell>
          <table:table-cell table:style-name="ce9" table:formula="of:=ROUNDDOWN([.D13]*POWER((([.A13]-1886)/([.Q13]-1886));2)*(1+([.D13]*(POWER(1-([.E13]/[.P13]*1);6)))))" office:value-type="float" office:value="10402" calcext:value-type="float">
            <text:p>10,402</text:p>
          </table:table-cell>
          <table:table-cell table:style-name="ce12" office:value-type="float" office:value="4000" calcext:value-type="float">
            <text:p>4,000</text:p>
          </table:table-cell>
          <table:table-cell table:style-name="ce6" office:value-type="float" office:value="2300" calcext:value-type="float">
            <text:p>2,3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.9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00" calcext:value-type="float">
            <text:p>1,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4000" calcext:value-type="float">
            <text:p>224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string" calcext:value-type="string">
            <text:p>Gauss Autoelectric Synergy</text:p>
          </table:table-cell>
          <table:table-cell office:value-type="string" calcext:value-type="string">
            <text:p>Golf Cart</text:p>
          </table:table-cell>
          <table:table-cell table:formula="of:=ROUNDDOWN((((([.H14] + [.I14] + [.J14] + ([.K14] * 200)) * ([.M14] + 1)) + [.G14] + ([.N14]* 0.66666667) + ((124 - (2010 - [.A14])) * 100 * [.L14])) * (1 + [.O14]))/100)*100" office:value-type="float" office:value="12400" calcext:value-type="float">
            <text:p>12,400</text:p>
          </table:table-cell>
          <table:table-cell office:value-type="float" office:value="2000000" calcext:value-type="float">
            <text:p>2,000,000</text:p>
          </table:table-cell>
          <table:table-cell table:style-name="ce9" table:formula="of:=ROUNDDOWN([.D14]*POWER((([.A14]-1886)/([.Q14]-1886));2)*(1+([.D14]*(POWER(1-([.E14]/[.P14]*1);6)))))" office:value-type="float" office:value="9758" calcext:value-type="float">
            <text:p>9,758</text:p>
          </table:table-cell>
          <table:table-cell table:style-name="ce12" office:value-type="float" office:value="3000" calcext:value-type="float">
            <text:p>3,000</text:p>
          </table:table-cell>
          <table:table-cell table:style-name="ce6" office:value-type="float" office:value="2300" calcext:value-type="float">
            <text:p>2,3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.5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0" calcext:value-type="float">
            <text:p>1,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000" calcext:value-type="float">
            <text:p>2,00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7" calcext:value-type="float">
            <text:p>1987</text:p>
          </table:table-cell>
          <table:table-cell office:value-type="string" calcext:value-type="string">
            <text:p>Gauss Autoelectric Synergy</text:p>
          </table:table-cell>
          <table:table-cell office:value-type="string" calcext:value-type="string">
            <text:p>Roadster</text:p>
          </table:table-cell>
          <table:table-cell table:formula="of:=ROUNDDOWN((((([.H15] + [.I15] + [.J15] + ([.K15] * 200)) * ([.M15] + 1)) + [.G15] + ([.N15]* 0.66666667) + ((124 - (2010 - [.A15])) * 100 * [.L15])) * (1 + [.O15]))/100)*100" office:value-type="float" office:value="56600" calcext:value-type="float">
            <text:p>56,600</text:p>
          </table:table-cell>
          <table:table-cell office:value-type="float" office:value="21000" calcext:value-type="float">
            <text:p>21,000</text:p>
          </table:table-cell>
          <table:table-cell table:style-name="ce9" table:formula="of:=ROUNDDOWN([.D15]*POWER((([.A15]-1886)/([.Q15]-1886));2)*(1+([.D15]*(POWER(1-([.E15]/[.P15]*1);6)))))" office:value-type="float" office:value="73208" calcext:value-type="float">
            <text:p>73,208</text:p>
          </table:table-cell>
          <table:table-cell table:style-name="ce12" office:value-type="float" office:value="10000" calcext:value-type="float">
            <text:p>10,000</text:p>
          </table:table-cell>
          <table:table-cell table:style-name="ce6" office:value-type="float" office:value="5600" calcext:value-type="float">
            <text:p>5,6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00" calcext:value-type="float">
            <text:p>2,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000" calcext:value-type="float">
            <text:p>25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79" calcext:value-type="float">
            <text:p>1979</text:p>
          </table:table-cell>
          <table:table-cell office:value-type="string" calcext:value-type="string">
            <text:p>Caenum Offroad Solutions</text:p>
          </table:table-cell>
          <table:table-cell office:value-type="string" calcext:value-type="string">
            <text:p>Kobold</text:p>
          </table:table-cell>
          <table:table-cell table:formula="of:=ROUNDDOWN((((([.H16] + [.I16] + [.J16] + ([.K16] * 200)) * ([.M16] + 1)) + [.G16] + ([.N16]* 0.66666667) + ((124 - (2010 - [.A16])) * 100 * [.L16])) * (1 + [.O16]))/100)*100" office:value-type="float" office:value="5100" calcext:value-type="float">
            <text:p>5,100</text:p>
          </table:table-cell>
          <table:table-cell office:value-type="float" office:value="260000" calcext:value-type="float">
            <text:p>260,000</text:p>
          </table:table-cell>
          <table:table-cell table:style-name="ce9" table:formula="of:=ROUNDDOWN([.D16]*POWER((([.A16]-1886)/([.Q16]-1886));2)*(1+([.D16]*(POWER(1-([.E16]/[.P16]*1);6)))))" office:value-type="float" office:value="2868" calcext:value-type="float">
            <text:p>2,868</text:p>
          </table:table-cell>
          <table:table-cell table:style-name="ce12" office:value-type="float" office:value="2000" calcext:value-type="float">
            <text:p>2,000</text:p>
          </table:table-cell>
          <table:table-cell table:style-name="ce6" office:value-type="float" office:value="1100" calcext:value-type="float">
            <text:p>1,1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.1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0000" calcext:value-type="float">
            <text:p>26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string" calcext:value-type="string">
            <text:p>Caenum Offroad Solutions</text:p>
          </table:table-cell>
          <table:table-cell office:value-type="string" calcext:value-type="string">
            <text:p>Warthog</text:p>
          </table:table-cell>
          <table:table-cell table:formula="of:=ROUNDDOWN((((([.H17] + [.I17] + [.J17] + ([.K17] * 200)) * ([.M17] + 1)) + [.G17] + ([.N17]* 0.66666667) + ((124 - (2010 - [.A17])) * 100 * [.L17])) * (1 + [.O17]))/100)*100" office:value-type="float" office:value="42000" calcext:value-type="float">
            <text:p>42,000</text:p>
          </table:table-cell>
          <table:table-cell office:value-type="float" office:value="460000" calcext:value-type="float">
            <text:p>460,000</text:p>
          </table:table-cell>
          <table:table-cell table:style-name="ce9" table:formula="of:=ROUNDDOWN([.D17]*POWER((([.A17]-1886)/([.Q17]-1886));2)*(1+([.D17]*(POWER(1-([.E17]/[.P17]*1);6)))))" office:value-type="float" office:value="34264" calcext:value-type="float">
            <text:p>34,264</text:p>
          </table:table-cell>
          <table:table-cell table:style-name="ce12" office:value-type="float" office:value="10000" calcext:value-type="float">
            <text:p>10,000</text:p>
          </table:table-cell>
          <table:table-cell table:style-name="ce6" office:value-type="float" office:value="11200" calcext:value-type="float">
            <text:p>11,20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00" calcext:value-type="float">
            <text:p>2,100</text:p>
          </table:table-cell>
          <table:table-cell table:style-name="ce6" office:value-type="float" office:value="0.2" calcext:value-type="float">
            <text:p>0</text:p>
          </table:table-cell>
          <table:table-cell table:style-name="ce6" office:value-type="float" office:value="460000" calcext:value-type="float">
            <text:p>46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4" calcext:value-type="float">
            <text:p>1984</text:p>
          </table:table-cell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Helix</text:p>
          </table:table-cell>
          <table:table-cell table:formula="of:=ROUNDDOWN((((([.H18] + [.I18] + [.J18] + ([.K18] * 200)) * ([.M18] + 1)) + [.G18] + ([.N18]* 0.66666667) + ((124 - (2010 - [.A18])) * 100 * [.L18])) * (1 + [.O18]))/100)*100" office:value-type="float" office:value="19100" calcext:value-type="float">
            <text:p>19,100</text:p>
          </table:table-cell>
          <table:table-cell office:value-type="float" office:value="4250000" calcext:value-type="float">
            <text:p>4,250,000</text:p>
          </table:table-cell>
          <table:table-cell table:style-name="ce9" table:formula="of:=ROUNDDOWN([.D18]*POWER((([.A18]-1886)/([.Q18]-1886));2)*(1+([.D18]*(POWER(1-([.E18]/[.P18]*1);6)))))" office:value-type="float" office:value="11930" calcext:value-type="float">
            <text:p>11,930</text:p>
          </table:table-cell>
          <table:table-cell table:style-name="ce12" office:value-type="float" office:value="4000" calcext:value-type="float">
            <text:p>4,000</text:p>
          </table:table-cell>
          <table:table-cell table:style-name="ce6" office:value-type="float" office:value="3100" calcext:value-type="float">
            <text:p>3,10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00" calcext:value-type="float">
            <text:p>1,8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0000" calcext:value-type="float">
            <text:p>4,25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6" calcext:value-type="float">
            <text:p>1986</text:p>
          </table:table-cell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Yatwa</text:p>
          </table:table-cell>
          <table:table-cell table:formula="of:=ROUNDDOWN((((([.H19] + [.I19] + [.J19] + ([.K19] * 200)) * ([.M19] + 1)) + [.G19] + ([.N19]* 0.66666667) + ((124 - (2010 - [.A19])) * 100 * [.L19])) * (1 + [.O19]))/100)*100" office:value-type="float" office:value="9400" calcext:value-type="float">
            <text:p>9,400</text:p>
          </table:table-cell>
          <table:table-cell office:value-type="float" office:value="360000" calcext:value-type="float">
            <text:p>360,000</text:p>
          </table:table-cell>
          <table:table-cell table:style-name="ce9" table:formula="of:=ROUNDDOWN([.D19]*POWER((([.A19]-1886)/([.Q19]-1886));2)*(1+([.D19]*(POWER(1-([.E19]/[.P19]*1);6)))))" office:value-type="float" office:value="6113" calcext:value-type="float">
            <text:p>6,113</text:p>
          </table:table-cell>
          <table:table-cell table:style-name="ce12" office:value-type="float" office:value="1000" calcext:value-type="float">
            <text:p>1,000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.75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-0.1" calcext:value-type="float">
            <text:p>0</text:p>
          </table:table-cell>
          <table:table-cell table:style-name="ce6" office:value-type="float" office:value="360000" calcext:value-type="float">
            <text:p>36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76" calcext:value-type="float">
            <text:p>1976</text:p>
          </table:table-cell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Avia</text:p>
          </table:table-cell>
          <table:table-cell table:formula="of:=ROUNDDOWN((((([.H20] + [.I20] + [.J20] + ([.K20] * 200)) * ([.M20] + 1)) + [.G20] + ([.N20]* 0.66666667) + ((124 - (2010 - [.A20])) * 100 * [.L20])) * (1 + [.O20]))/100)*100" office:value-type="float" office:value="22700" calcext:value-type="float">
            <text:p>22,700</text:p>
          </table:table-cell>
          <table:table-cell office:value-type="float" office:value="725000" calcext:value-type="float">
            <text:p>725,000</text:p>
          </table:table-cell>
          <table:table-cell table:style-name="ce9" table:formula="of:=ROUNDDOWN([.D20]*POWER((([.A20]-1886)/([.Q20]-1886));2)*(1+([.D20]*(POWER(1-([.E20]/[.P20]*1);6)))))" office:value-type="float" office:value="11958" calcext:value-type="float">
            <text:p>11,958</text:p>
          </table:table-cell>
          <table:table-cell table:style-name="ce12" office:value-type="float" office:value="8000" calcext:value-type="float">
            <text:p>8,000</text:p>
          </table:table-cell>
          <table:table-cell table:style-name="ce6" office:value-type="float" office:value="2400" calcext:value-type="float">
            <text:p>2,400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0.2" calcext:value-type="float">
            <text:p>0</text:p>
          </table:table-cell>
          <table:table-cell table:style-name="ce6" office:value-type="float" office:value="2200" calcext:value-type="float">
            <text:p>2,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25000" calcext:value-type="float">
            <text:p>725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70" calcext:value-type="float">
            <text:p>1970</text:p>
          </table:table-cell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Trailer</text:p>
          </table:table-cell>
          <table:table-cell table:formula="of:=ROUNDDOWN((((([.H21] + [.I21] + [.J21] + ([.K21] * 200)) * ([.M21] + 1)) + [.G21] + ([.N21]* 0.66666667) + ((124 - (2010 - [.A21])) * 100 * [.L21])) * (1 + [.O21]))/100)*100" office:value-type="float" office:value="2200" calcext:value-type="float">
            <text:p>2,200</text:p>
          </table:table-cell>
          <table:table-cell office:value-type="float" office:value="6000000" calcext:value-type="float">
            <text:p>6,000,000</text:p>
          </table:table-cell>
          <table:table-cell table:style-name="ce9" table:formula="of:=ROUNDDOWN([.D21]*POWER((([.A21]-1886)/([.Q21]-1886));2)*(1+([.D21]*(POWER(1-([.E21]/[.P21]*1);6)))))" office:value-type="float" office:value="1009" calcext:value-type="float">
            <text:p>1,009</text:p>
          </table:table-cell>
          <table:table-cell table:style-name="ce12" office:value-type="float" office:value="1000" calcext:value-type="float">
            <text:p>1,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00000" calcext:value-type="float">
            <text:p>6,00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Locomotive</text:p>
          </table:table-cell>
          <table:table-cell table:formula="of:=ROUNDDOWN((((([.H22] + [.I22] + [.J22] + ([.K22] * 200)) * ([.M22] + 1)) + [.G22] + ([.N22]* 0.66666667) + ((124 - (2010 - [.A22])) * 100 * [.L22])) * (1 + [.O22]))/100)*100" office:value-type="float" office:value="51300" calcext:value-type="float">
            <text:p>51,300</text:p>
          </table:table-cell>
          <table:table-cell office:value-type="float" office:value="300" calcext:value-type="float">
            <text:p>300</text:p>
          </table:table-cell>
          <table:table-cell table:style-name="ce9" table:formula="of:=ROUNDDOWN([.D22]*POWER((([.A22]-1886)/([.Q22]-1886));2)*(1+([.D22]*(POWER(1-([.E22]/[.P22]*1);6)))))" office:value-type="float" office:value="47280401" calcext:value-type="float">
            <text:p>47,280,401</text:p>
          </table:table-cell>
          <table:table-cell table:style-name="ce12" office:value-type="float" office:value="30000" calcext:value-type="float">
            <text:p>30,000</text:p>
          </table:table-cell>
          <table:table-cell table:style-name="ce6" office:value-type="float" office:value="8000" calcext:value-type="float">
            <text:p>8,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.8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000" calcext:value-type="float">
            <text:p>14,000</text:p>
          </table:table-cell>
          <table:table-cell table:style-name="ce6" office:value-type="float" office:value="0.05" calcext:value-type="float">
            <text:p>0</text:p>
          </table:table-cell>
          <table:table-cell table:style-name="ce6" office:value-type="float" office:value="40000" calcext:value-type="float">
            <text:p>4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65" calcext:value-type="float">
            <text:p>1965</text:p>
          </table:table-cell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Satellite</text:p>
          </table:table-cell>
          <table:table-cell table:formula="of:=ROUNDDOWN((((([.H23] + [.I23] + [.J23] + ([.K23] * 200)) * ([.M23] + 1)) + [.G23] + ([.N23]* 0.66666667) + ((124 - (2010 - [.A23])) * 100 * [.L23])) * (1 + [.O23]))/100)*100" office:value-type="float" office:value="68625900" calcext:value-type="float">
            <text:p>68,625,900</text:p>
          </table:table-cell>
          <table:table-cell office:value-type="float" office:value="20" calcext:value-type="float">
            <text:p>20</text:p>
          </table:table-cell>
          <table:table-cell table:style-name="ce9" table:formula="of:=ROUNDDOWN([.D23]*POWER((([.A23]-1886)/([.Q23]-1886));2)*(1+([.D23]*(POWER(1-([.E23]/[.P23]*1);6)))))" office:value-type="float" office:value="27854724" calcext:value-type="float">
            <text:p>27,854,724</text:p>
          </table:table-cell>
          <table:table-cell table:style-name="ce12" office:value-type="float" office:value="2300000" calcext:value-type="float">
            <text:p>2,300,000</text:p>
          </table:table-cell>
          <table:table-cell table:style-name="ce6" office:value-type="float" office:value="8000000" calcext:value-type="float">
            <text:p>8,000,0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00000" calcext:value-type="float">
            <text:p>8,000,00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00" calcext:value-type="float">
            <text:p>7,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1982" calcext:value-type="float">
            <text:p>1982</text:p>
          </table:table-cell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ACIVE</text:p>
          </table:table-cell>
          <table:table-cell table:formula="of:=ROUNDDOWN((((([.H24] + [.I24] + [.J24] + ([.K24] * 200)) * ([.M24] + 1)) + [.G24] + ([.N24]* 0.66666667) + ((124 - (2010 - [.A24])) * 100 * [.L24])) * (1 + [.O24]))/100)*100" office:value-type="float" office:value="3956700" calcext:value-type="float">
            <text:p>3,956,700</text:p>
          </table:table-cell>
          <table:table-cell office:value-type="float" office:value="3" calcext:value-type="float">
            <text:p>3</text:p>
          </table:table-cell>
          <table:table-cell table:style-name="ce9" table:formula="of:=ROUNDDOWN([.D24]*POWER((([.A24]-1886)/([.Q24]-1886));2)*(1+([.D24]*(POWER(1-([.E24]/[.P24]*1);6)))))" office:value-type="float" office:value="2371549" calcext:value-type="float">
            <text:p>2,371,549</text:p>
          </table:table-cell>
          <table:table-cell table:style-name="ce12" office:value-type="float" office:value="20000" calcext:value-type="float">
            <text:p>20,000</text:p>
          </table:table-cell>
          <table:table-cell table:style-name="ce6" office:value-type="float" office:value="49200" calcext:value-type="float">
            <text:p>49,200</text:p>
          </table:table-cell>
          <table:table-cell table:style-name="ce6" office:value-type="float" office:value="8000" calcext:value-type="float">
            <text:p>8,000</text:p>
          </table:table-cell>
          <table:table-cell table:style-name="ce6" office:value-type="float" office:value="218500" calcext:value-type="float">
            <text:p>218,50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400" calcext:value-type="float">
            <text:p>3,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Uncategorized</text:p>
          </table:table-cell>
          <table:table-cell office:value-type="string" calcext:value-type="string">
            <text:p>Toy</text:p>
          </table:table-cell>
          <table:table-cell table:formula="of:=ROUNDDOWN((((([.H25] + [.I25] + [.J25] + ([.K25] * 200)) * ([.M25] + 1)) + [.G25] + ([.N25]* 0.66666667) + ((124 - (2010 - [.A25])) * 100 * [.L25])) * (1 + [.O25]))/100)*100" office:value-type="float" office:value="800" calcext:value-type="float">
            <text:p>800</text:p>
          </table:table-cell>
          <table:table-cell office:value-type="float" office:value="2000000" calcext:value-type="float">
            <text:p>2,000,000</text:p>
          </table:table-cell>
          <table:table-cell table:style-name="ce9" table:formula="of:=ROUNDDOWN([.D25]*POWER((([.A25]-1886)/([.Q25]-1886));2)*(1+([.D25]*(POWER(1-([.E25]/[.P25]*1);6)))))" office:value-type="float" office:value="712" calcext:value-type="float">
            <text:p>712</text:p>
          </table:table-cell>
          <table:table-cell table:style-name="ce12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0000" calcext:value-type="float">
            <text:p>2,000,000</text:p>
          </table:table-cell>
          <table:table-cell office:value-type="float" office:value="2010" calcext:value-type="float">
            <text:p>2010</text:p>
          </table:table-cell>
          <table:table-cell table:number-columns-repeated="100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 table:number-columns-repeated="5"/>
          <table:table-cell table:style-name="ce10"/>
          <table:table-cell table:number-columns-repeated="1019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 table:number-columns-repeated="5"/>
          <table:table-cell table:style-name="ce11"/>
          <table:table-cell table:number-columns-repeated="1019"/>
        </table:table-row>
        <table:table-row table:style-name="ro2" table:number-rows-repeated="1048541">
          <table:table-cell table:number-columns-repeated="1025"/>
        </table:table-row>
        <table:table-row table:style-name="ro2">
          <table:table-cell table:number-columns-repeated="1025"/>
        </table:table-row>
        <calcext:conditional-formats>
          <calcext:conditional-format calcext:target-range-address="vehicle_prices.A3:vehicle_prices.E8 vehicle_prices.F30:vehicle_prices.F1048576 vehicle_prices.A2:vehicle_prices.C1048576 vehicle_prices.F4:vehicle_prices.F28 vehicle_prices.H2:vehicle_prices.AMK3 vehicle_prices.H26:vehicle_prices.AMK1048576 vehicle_prices.H4:vehicle_prices.K25 vehicle_prices.M4:vehicle_prices.AMK25 vehicle_prices.A10:vehicle_prices.E1048576 vehicle_prices.D2:vehicle_prices.D8 vehicle_prices.E9:vehicle_prices.E9">
            <calcext:condition calcext:apply-style-name="Accent 1" calcext:value="formula-is(ISEVEN(ROW()))" calcext:base-cell-address="vehicle_prices.A2"/>
            <calcext:condition calcext:apply-style-name="Accent 2" calcext:value="formula-is(ISODD(ROW()))" calcext:base-cell-address="vehicle_prices.A2"/>
          </calcext:conditional-format>
          <calcext:conditional-format calcext:target-range-address="vehicle_prices.G4:vehicle_prices.G1048576 vehicle_prices.G2:vehicle_prices.G2">
            <calcext:condition calcext:apply-style-name="Accent 1" calcext:value="formula-is(ISEVEN(ROW()))" calcext:base-cell-address="vehicle_prices.G2"/>
            <calcext:condition calcext:apply-style-name="Accent 2" calcext:value="formula-is(ISODD(ROW()))" calcext:base-cell-address="vehicle_prices.G2"/>
          </calcext:conditional-format>
          <calcext:conditional-format calcext:target-range-address="vehicle_prices.G3:vehicle_prices.G3">
            <calcext:condition calcext:apply-style-name="Accent 1" calcext:value="formula-is(ISEVEN(ROW()))" calcext:base-cell-address="vehicle_prices.G3"/>
            <calcext:condition calcext:apply-style-name="Accent 2" calcext:value="formula-is(ISODD(ROW()))" calcext:base-cell-address="vehicle_prices.G3"/>
          </calcext:conditional-format>
          <calcext:conditional-format calcext:target-range-address="vehicle_prices.E2:vehicle_prices.E2">
            <calcext:condition calcext:apply-style-name="Accent 1" calcext:value="formula-is(ISEVEN(ROW()))" calcext:base-cell-address="vehicle_prices.E2"/>
            <calcext:condition calcext:apply-style-name="Accent 2" calcext:value="formula-is(ISODD(ROW()))" calcext:base-cell-address="vehicle_prices.E2"/>
          </calcext:conditional-format>
          <calcext:conditional-format calcext:target-range-address="vehicle_prices.L4:vehicle_prices.L25">
            <calcext:condition calcext:apply-style-name="Accent 1" calcext:value="formula-is(ISEVEN(ROW()))" calcext:base-cell-address="vehicle_prices.L4"/>
            <calcext:condition calcext:apply-style-name="Accent 2" calcext:value="formula-is(ISODD(ROW()))" calcext:base-cell-address="vehicle_prices.L4"/>
          </calcext:conditional-format>
          <calcext:conditional-format calcext:target-range-address="vehicle_prices.F2:vehicle_prices.F25">
            <calcext:condition calcext:apply-style-name="Accent 1" calcext:value="formula-is(ISEVEN(ROW()))" calcext:base-cell-address="vehicle_prices.F2"/>
            <calcext:condition calcext:apply-style-name="Accent 2" calcext:value="formula-is(ISODD(ROW()))" calcext:base-cell-address="vehicle_prices.F2"/>
          </calcext:conditional-format>
          <calcext:conditional-format calcext:target-range-address="vehicle_prices.D9:vehicle_prices.D9">
            <calcext:condition calcext:apply-style-name="Accent 1" calcext:value="formula-is(ISEVEN(ROW()))" calcext:base-cell-address="vehicle_prices.D9"/>
            <calcext:condition calcext:apply-style-name="Accent 2" calcext:value="formula-is(ISODD(ROW()))" calcext:base-cell-address="vehicle_prices.D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9:19:44.096611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4T16:40:25.205992737</dc:date>
    <meta:editing-duration>PT8H30M43S</meta:editing-duration>
    <meta:editing-cycles>47</meta:editing-cycles>
    <meta:generator>LibreOffice/24.2.7.2$Linux_X86_64 LibreOffice_project/420$Build-2</meta:generator>
    <meta:document-statistic meta:table-count="1" meta:cell-count="425" meta:object-count="0"/>
  </office:meta>
</office:document-meta>
</file>